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9.103cm"/>
    </style:style>
    <style:style style:name="co5" style:family="table-column">
      <style:table-column-properties fo:break-before="auto" style:column-width="2.26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fo:padding="0.071cm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61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53" table:default-cell-style-name="ce5"/>
        <table:table-column table:style-name="co5" table:number-columns-repeated="16127"/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Zeit</text:p>
          </table:table-cell>
          <table:table-cell table:style-name="ce3" office:value-type="string" calcext:value-type="string">
            <text:p>Veranstaltung</text:p>
          </table:table-cell>
          <table:table-cell table:style-name="ce3" office:value-type="string" calcext:value-type="string">
            <text:p>Thema</text:p>
          </table:table-cell>
          <table:table-cell table:style-name="ce3" office:value-type="string" calcext:value-type="string">
            <text:p>Alter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1-13" calcext:value-type="date">
            <text:p>13.01.24</text:p>
          </table:table-cell>
          <table:table-cell table:style-name="ce4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Captain Schnuppes Weltraumreise (FD)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1-27" calcext:value-type="date">
            <text:p>27.01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2024 in Astronomie und Raumfahrt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2-10" calcext:value-type="date">
            <text:p>10.02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Peterchens Mondfahrt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2-24" calcext:value-type="date">
            <text:p>24.02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office:value-type="string" calcext:value-type="string">
            <text:p>Von der Erde ins Universum (FD)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3-09" calcext:value-type="date">
            <text:p>09.03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Tom rettet den Frühling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3-30" calcext:value-type="date">
            <text:p>30.03.24</text:p>
          </table:table-cell>
          <table:table-cell table:style-name="ce3" office:value-type="string" calcext:value-type="string">
            <text:p>18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Wie Tom den Osterhasen vom Himmel holte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4-13" calcext:value-type="date">
            <text:p>13.04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Sonne, Mond und Stern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4-27" calcext:value-type="date">
            <text:p>27.04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Die Jahreszeiten – nur auf der Erde?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5-11" calcext:value-type="date">
            <text:p>11.05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Stups die kleine Sternschnupp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5-25" calcext:value-type="date">
            <text:p>25.05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Leben bei anderen Sternen (FD)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6-08" calcext:value-type="date">
            <text:p>08.06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Wie die Sternbilder an den Himmel kamen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6-29" calcext:value-type="date">
            <text:p>29.06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Planeten bei anderen Sternen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7-06" calcext:value-type="date">
            <text:p>06.07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55 Jahre Mondlandun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8-10" calcext:value-type="date">
            <text:p>10.08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Das Geheimnis der traurigen Sonn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8-31" calcext:value-type="date">
            <text:p>31.08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Schwarze Löcher, Neutronensterne, Weiße Zwerge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09-14" calcext:value-type="date">
            <text:p>14.09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Krümel und Professo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09-28" calcext:value-type="date">
            <text:p>28.09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Wo geht’s zur 2. Erde? 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10-12" calcext:value-type="date">
            <text:p>12.10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Der kleine Hävelmann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10-19" calcext:value-type="date">
            <text:p>19.10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Bundesweiter Astronomietag: Unser Sonnensyste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office:value-type="string" calcext:value-type="string">
            <text:p>19:00 Uhr</text:p>
          </table:table-cell>
          <table:table-cell table:style-name="ce3" office:value-type="string" calcext:value-type="string">
            <text:p>Sternwarte</text:p>
          </table:table-cell>
          <table:table-cell table:style-name="ce3" office:value-type="string" calcext:value-type="string">
            <text:p>Beobachtungen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1" office:value-type="date" office:date-value="2024-11-09" calcext:value-type="date">
            <text:p>09.11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Sternschnuppen übera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11-30" calcext:value-type="date">
            <text:p>30.11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Bedrohung aus dem A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table:number-columns-repeated="4"/>
          <table:table-cell table:number-columns-repeated="252"/>
        </table:table-row>
        <table:table-row table:style-name="ro1">
          <table:table-cell table:style-name="ce1" office:value-type="date" office:date-value="2024-12-07" calcext:value-type="date">
            <text:p>07.12.24</text:p>
          </table:table-cell>
          <table:table-cell table:style-name="ce3" office:value-type="string" calcext:value-type="string">
            <text:p>ab 10:00 Uhr</text:p>
          </table:table-cell>
          <table:table-cell table:style-name="ce3" office:value-type="string" calcext:value-type="string">
            <text:p>Hörsaal/Planetarium</text:p>
          </table:table-cell>
          <table:table-cell table:style-name="ce3" office:value-type="string" calcext:value-type="string">
            <text:p>23.STAT – 55 Jahre Planetarium Suhl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1" office:value-type="date" office:date-value="2024-12-14" calcext:value-type="date">
            <text:p>14.12.24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Die drei Weihnachtssternchen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12-21" calcext:value-type="date">
            <text:p>21.12.24</text:p>
          </table:table-cell>
          <table:table-cell table:style-name="ce3" office:value-type="string" calcext:value-type="string">
            <text:p>14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Tinos Traumreise zum Weihnachtshimme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1" office:value-type="date" office:date-value="2024-12-21" calcext:value-type="date">
            <text:p>21.12.24</text:p>
          </table:table-cell>
          <table:table-cell table:style-name="ce3" office:value-type="string" calcext:value-type="string">
            <text:p>16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Stern von Bethlehem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1" office:value-type="date" office:date-value="2019-12-24" calcext:value-type="date">
            <text:p>24.12.19</text:p>
          </table:table-cell>
          <table:table-cell table:style-name="ce3" office:value-type="string" calcext:value-type="string">
            <text:p>14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Das Geheimnis des Weihnachtsstern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1" office:value-type="date" office:date-value="2019-12-24" calcext:value-type="date">
            <text:p>24.12.19</text:p>
          </table:table-cell>
          <table:table-cell table:style-name="ce3" office:value-type="string" calcext:value-type="string">
            <text:p>15:00 Uhr</text:p>
          </table:table-cell>
          <table:table-cell table:style-name="ce3" office:value-type="string" calcext:value-type="string">
            <text:p>Planetarium</text:p>
          </table:table-cell>
          <table:table-cell table:style-name="ce3" office:value-type="string" calcext:value-type="string">
            <text:p>Das Geheimnis des Weihnachtsstern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2"/>
        </table:table-row>
        <table:table-row table:style-name="ro1" table:number-rows-repeated="104853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0.279cm" fo:margin-right="0.586cm" style:scale-to="100%" style:table-centering="both" style:writing-mode="lr-tb"/>
      <style:header-style>
        <style:header-footer-properties fo:min-height="0.75cm" fo:margin-left="1.621cm" fo:margin-right="1.314cm" fo:margin-bottom="0.25cm"/>
      </style:header-style>
      <style:footer-style>
        <style:header-footer-properties fo:min-height="0.75cm" fo:margin-left="1.621cm" fo:margin-right="1.314cm" fo:margin-top="0.25cm"/>
      </style:footer-style>
    </style:page-layout>
    <style:page-layout style:name="Mpm2">
      <style:page-layout-properties style:num-format="1" style:print-orientation="portrait" fo:margin-top="2cm" fo:margin-bottom="2cm" fo:margin-left="0.279cm" fo:margin-right="0.586cm" style:first-page-number="continue" style:scale-to="100%" style:table-centering="both" style:writing-mode="lr-tb"/>
      <style:header-style>
        <style:header-footer-properties fo:min-height="0.75cm" fo:margin-left="1.621cm" fo:margin-right="1.314cm" fo:margin-bottom="0.25cm"/>
      </style:header-style>
      <style:footer-style>
        <style:header-footer-properties fo:min-height="0.75cm" fo:margin-left="1.621cm" fo:margin-right="1.314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Tabelle1" style:display-name="PageStyle_Tabelle1" style:page-layout-name="Mpm1">
      <style:header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9</text:span></text:p>
        </style:region-center>
        <style:region-right>
          <text:p><text:span text:style-name="MT1">Stand: 27.12.2018</text:span></text:p>
        </style:region-right>
      </style:header>
      <style:header-lef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9</text:span></text:p>
        </style:region-center>
        <style:region-right>
          <text:p><text:span text:style-name="MT1">Stand: 27.12.2018</text:span></text:p>
        </style:region-right>
      </style:header-left>
      <style:header-firs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9</text:span></text:p>
        </style:region-center>
        <style:region-right>
          <text:p><text:span text:style-name="MT1">Stand: 27.12.2018</text:span></text:p>
        </style:region-right>
      </style:header-first>
      <style:footer>
        <style:region-left>
          <text:p><text:span text:style-name="MT1">Tel.: 03681/723556</text:span></text:p>
          <text:p><text:span text:style-name="MT1">Fax: 036817303799</text:span></text:p>
          <text:p><text:span text:style-name="MT1">e-mail: Kretzer.Sternwarte-Suhl@t-online.de</text:span></text:p>
        </style:region-left>
        <style:region-center>
          <text:p><text:span text:style-name="MT1">Änderungen vorbehalten!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>
      <style:footer-left style:display="false">
        <style:region-left>
          <text:p><text:span text:style-name="MT1">Tel.: 03681/723556</text:span></text:p>
          <text:p><text:span text:style-name="MT1">Fax: 036817303799</text:span></text:p>
          <text:p><text:span text:style-name="MT1">e-mail: Kretzer.Sternwarte-Suhl@t-online.de</text:span></text:p>
        </style:region-left>
        <style:region-center>
          <text:p><text:span text:style-name="MT1">Änderungen vorbehalten!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left>
      <style:footer-first style:display="false">
        <style:region-left>
          <text:p><text:span text:style-name="MT1">Tel.: 03681/723556</text:span></text:p>
          <text:p><text:span text:style-name="MT1">Fax: 036817303799</text:span></text:p>
          <text:p><text:span text:style-name="MT1">e-mail: Kretzer.Sternwarte-Suhl@t-online.de</text:span></text:p>
        </style:region-left>
        <style:region-center>
          <text:p><text:span text:style-name="MT1">Änderungen vorbehalten!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first>
    </style:master-page>
    <style:master-page style:name="PageStyle_5f_Tabelle2" style:display-name="PageStyle_Tabelle2" style:page-layout-name="Mpm2">
      <style:header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>
      <style:header-lef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left>
      <style:header-firs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first>
      <style:footer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>
      <style:footer-lef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left>
      <style:footer-firs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first>
    </style:master-page>
    <style:master-page style:name="PageStyle_5f_Tabelle3" style:display-name="PageStyle_Tabelle3" style:page-layout-name="Mpm2">
      <style:header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>
      <style:header-lef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left>
      <style:header-firs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first>
      <style:footer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>
      <style:footer-lef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left>
      <style:footer-firs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af </meta:initial-creator>
    <meta:creation-date>2011-12-02T22:24:19</meta:creation-date>
    <dc:date>2024-01-01T15:12:01.106237703</dc:date>
    <meta:print-date>2019-05-03T15:03:11</meta:print-date>
    <meta:editing-cycles>19</meta:editing-cycles>
    <meta:editing-duration>PT18H42M11S</meta:editing-duration>
    <meta:document-statistic meta:table-count="3" meta:cell-count="142" meta:object-count="0"/>
    <meta:generator>LibreOffice/7.4.5.1$MacOSX_X86_64 LibreOffice_project/9c0871452b3918c1019dde9bfac75448afc4b57f</meta:generator>
  </office:meta>
</office:document-meta>
</file>